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c97b5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c97b5" officeooo:paragraph-rsid="000c97b5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officeooo:rsid="000c97b5" officeooo:paragraph-rsid="000c97b5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officeooo:rsid="000c97b5" officeooo:paragraph-rsid="000c97b5" style:font-size-asian="18pt" style:font-size-complex="18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8pt" officeooo:rsid="000d96e1" officeooo:paragraph-rsid="000d96e1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" officeooo:paragraph-rsid="000c97b5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officeooo:rsid="000c97b5" officeooo:paragraph-rsid="000c97b5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officeooo:rsid="000c97b5" officeooo:paragraph-rsid="000eb081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" fo:font-size="14pt" officeooo:rsid="000d96e1" officeooo:paragraph-rsid="000d96e1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4pt" officeooo:rsid="000d96e1" officeooo:paragraph-rsid="000eb081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style:font-name="Arial" fo:font-size="14pt" officeooo:rsid="000d96e1" officeooo:paragraph-rsid="000eb081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size="14pt" officeooo:rsid="000eb081" officeooo:paragraph-rsid="000eb081" style:font-size-asian="14pt" style:font-size-complex="14pt"/>
    </style:style>
    <style:style style:name="P13" style:family="paragraph" style:parent-style-name="Standard">
      <style:text-properties style:font-name="Arial" fo:font-size="13pt" officeooo:paragraph-rsid="000c97b5" style:font-size-asian="13pt" style:font-size-complex="13pt"/>
    </style:style>
    <style:style style:name="P14" style:family="paragraph" style:parent-style-name="Standard">
      <style:text-properties style:font-name="Arial" fo:font-size="13pt" officeooo:paragraph-rsid="000eb081" style:font-size-asian="13pt" style:font-size-complex="13pt"/>
    </style:style>
    <style:style style:name="P15" style:family="paragraph" style:parent-style-name="Standard">
      <style:text-properties style:font-name="Arial" officeooo:paragraph-rsid="000eb081"/>
    </style:style>
    <style:style style:name="P16" style:family="paragraph" style:parent-style-name="Standard">
      <style:text-properties officeooo:paragraph-rsid="000c97b5"/>
    </style:style>
    <style:style style:name="P17" style:family="paragraph" style:parent-style-name="Standard">
      <style:paragraph-properties fo:text-align="center" style:justify-single-word="false"/>
      <style:text-properties officeooo:paragraph-rsid="000c97b5"/>
    </style:style>
    <style:style style:name="P18" style:family="paragraph" style:parent-style-name="Standard">
      <style:paragraph-properties fo:text-align="start" style:justify-single-word="false"/>
      <style:text-properties fo:font-size="13pt" officeooo:paragraph-rsid="000eb081" style:font-size-asian="13pt" style:font-size-complex="13pt"/>
    </style:style>
    <style:style style:name="P19" style:family="paragraph" style:parent-style-name="Standard">
      <style:text-properties officeooo:paragraph-rsid="000eb081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officeooo:paragraph-rsid="000c97b5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font-name="Arial" officeooo:paragraph-rsid="000eb081"/>
    </style:style>
    <style:style style:name="T1" style:family="text">
      <style:text-properties officeooo:rsid="00076c6d"/>
    </style:style>
    <style:style style:name="T2" style:family="text">
      <style:text-properties officeooo:rsid="00092f9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eb081" style:font-size-asian="11pt" style:font-size-complex="11pt"/>
    </style:style>
    <style:style style:name="T5" style:family="text">
      <style:text-properties style:font-name="Arial"/>
    </style:style>
    <style:style style:name="T6" style:family="text">
      <style:text-properties style:font-name="Arial" officeooo:rsid="00076c6d"/>
    </style:style>
    <style:style style:name="T7" style:family="text">
      <style:text-properties style:font-name="Arial" officeooo:rsid="00092f92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14pt" officeooo:rsid="000c97b5" style:font-size-asian="14pt" style:font-size-complex="14pt"/>
    </style:style>
    <style:style style:name="T11" style:family="text">
      <style:text-properties fo:font-size="18pt" officeooo:rsid="000c97b5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E.E Leopoldo Santana</text:span></text:p>
      <text:p text:style-name="P2"/>
      <text:p text:style-name="P3">Lucas Saraiva Sous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presentação a linguagem Python</text:p>
      <text:p text:style-name="P3">conversores e calculadora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ão Paulo – SP</text:p>
      <text:p text:style-name="P17"><text:span text:style-name="T10">2020</text:span></text:p>
      <text:p text:style-name="P9"><text:soft-page-break/>Lucas Saraiva Sousa<text:span text:style-name="T3"><text:tab/>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5">Apresentação a linguagem Python</text:p>
      <text:p text:style-name="P9">Conversores e calculadora</text:p>
      <text:p text:style-name="P9"><text:span text:style-name="T3"/></text:p>
      <text:p text:style-name="P9"><text:span text:style-name="T3"/></text:p>
      <text:p text:style-name="P9"><text:span text:style-name="T3"/></text:p>
      <text:p text:style-name="P11"><text:span text:style-name="T3"><text:tab/><text:tab/><text:tab/></text:span></text:p>
      <text:p text:style-name="P11"><text:span text:style-name="T3"/></text:p>
      <text:p text:style-name="P11"><text:span text:style-name="T3">Trabalho gerado em prol do projeto FEICI</text:span><text:span text:style-name="T4">T</text:span></text:p>
      <text:p text:style-name="P11"><text:span text:style-name="T3">apresentado a E.E Leopoldo Santana </text:span><text:span text:style-name="T4">como</text:span></text:p>
      <text:p text:style-name="P11"><text:span text:style-name="T4"><text:s/>requisito do projeto FEICIT2020.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2"><text:span text:style-name="T13">Banca examinadora</text:span><text:span text:style-name="T3"> </text:span></text:p>
      <text:p text:style-name="P12"><text:span text:style-name="T3"/></text:p>
      <text:p text:style-name="P12"><text:span text:style-name="T3"/></text:p>
      <text:p text:style-name="P12"><text:span text:style-name="T3">_______________________________________________</text:span></text:p>
      <text:p text:style-name="P12"><text:span text:style-name="T3">Prof. Thiago </text:span></text:p>
      <text:p text:style-name="P12"><text:span text:style-name="T3">E.E Leopoldo Santana</text:span></text:p>
      <text:p text:style-name="P12"><text:span text:style-name="T3"/></text:p>
      <text:p text:style-name="P12"><text:span text:style-name="T3">_______________________________________________</text:span></text:p>
      <text:p text:style-name="P12"><text:span text:style-name="T3">Prof. Bira</text:span></text:p>
      <text:p text:style-name="P12"><text:span text:style-name="T3">E.E Leopoldo Santana</text:span></text:p>
      <text:p text:style-name="P12"><text:span text:style-name="T3"/></text:p>
      <text:p text:style-name="P12"><text:span text:style-name="T3">_______________________________________________</text:span></text:p>
      <text:p text:style-name="P12"><text:span text:style-name="T3">Prof. Lilian</text:span></text:p>
      <text:p text:style-name="P12"><text:span text:style-name="T3">E.E Leopoldo Santana</text:span></text:p>
      <text:p text:style-name="P18"><text:soft-page-break/><text:span text:style-name="T5">Introdução:</text:span></text:p>
      <text:p text:style-name="P21">Neste trabalho irá ser apresentada a linguagem de programação <text:span text:style-name="T1">P</text:span>ython e por meio da mesma cálculos de imc, conversão de medidas e escalas serão realizados.</text:p>
      <text:p text:style-name="P15"/>
      <text:p text:style-name="P15"><text:span text:style-name="T12">Objetivos:</text:span> </text:p>
      <text:p text:style-name="P15"><text:span text:style-name="T2">O objetivo</text:span> do projeto não é te ensinar a programar, mas sim te mostrar como é simples e pratico. Te dar 3 exemplos de aplicações bem legais e simples de estar fazendo e deixar também algumas outras indicações <text:span text:style-name="T1">como, </text:span>Chute de número, Gerenciador de senha.</text:p>
      <text:p text:style-name="P15"/>
      <text:p text:style-name="P14">Metodologia:</text:p>
      <text:p text:style-name="P19"><text:span text:style-name="T5">Como já dito, você será </text:span><text:span text:style-name="T6">introduzido</text:span><text:span text:style-name="T5"> a uma linguagem, </text:span><text:span text:style-name="T7">no caso eu</text:span><text:span text:style-name="T5"> escolhi Python, mais especificadamente Python3.9 a ultima versão da linguagem. </text:span><text:span text:style-name="T7">E</text:span><text:span text:style-name="T5"> como ide usaremos o PyCharm versão 2020.2.3, lembrando que a </text:span><text:span text:style-name="T6">linguagem</text:span><text:span text:style-name="T5"> é </text:span><text:span text:style-name="T6">opcional</text:span><text:span text:style-name="T5"> e Python foi escolhida por ser muito simples </text:span><text:span text:style-name="T6">e pratica</text:span><text:span text:style-name="T5">. </text:span><text:span text:style-name="T6">Para a divulgação do projeto completo, usei o GitHub, nele disponibilizei os documentos e os scripts todos no seguinte link ( </text:span><text:a xlink:type="simple" xlink:href="https://github.com/Lucas-Saraiva/FEICIT2020.git" text:style-name="Internet_20_link" text:visited-style-name="Visited_20_Internet_20_Link"><text:span text:style-name="T6">https://github.com/Lucas-Saraiva/FEICIT2020.git</text:span></text:a><text:span text:style-name="T6"> )</text:span></text:p>
      <text:p text:style-name="P15"/>
      <text:p text:style-name="P15">Como base dos <text:span text:style-name="T1">cálculos</text:span>, usei logica d<text:span text:style-name="T1">e</text:span> programação. Busquei links para me ajudar, no caso os abaixo:</text:p>
      <text:p text:style-name="P19"><text:span text:style-name="T5"><text:tab/></text:span><text:a xlink:type="simple" xlink:href="https://www.minhavida.com.br/alimentacao/tudo-sobre/32159-imc" text:style-name="Internet_20_link" text:visited-style-name="Visited_20_Internet_20_Link"><text:span text:style-name="T5">https://www.minhavida.com.br/alimentacao/tudo-sobre/32159-imc</text:span></text:a></text:p>
      <text:p text:style-name="P19"><text:span text:style-name="T5"><text:tab/></text:span><text:a xlink:type="simple" xlink:href="https://www.metric-conversions.org/pt-br/comprimento/centimetros-em-metros.htm" text:style-name="Internet_20_link" text:visited-style-name="Visited_20_Internet_20_Link"><text:span text:style-name="T8">https://www.metric-conversions.org/pt-br/comprimento/centimetros-em-metros.htm</text:span></text:a></text:p>
      <text:p text:style-name="P19"><text:span text:style-name="T5"><text:tab/></text:span><text:a xlink:type="simple" xlink:href="https://www.infoescola.com/fisica/conversao-de-escalas-termometricas/" text:style-name="Internet_20_link" text:visited-style-name="Visited_20_Internet_20_Link"><text:span text:style-name="T5">https://www.infoescola.com/fisica/conversao-de-escalas-termometricas/</text:span></text:a></text:p>
      <text:p text:style-name="P15"/>
      <text:p text:style-name="P14">Procedimentos:</text:p>
      <text:p text:style-name="P15">Certo, o procedimento foi simples, joguei os <text:span text:style-name="T1">cálculos</text:span> dentro de <text:span text:style-name="T1">variáveis</text:span> e pra deixar o programa mais completo utilizei de input e output para assim dar a opção do <text:span text:style-name="T1">usuário</text:span> informar os <text:span text:style-name="T1">números</text:span> a serem convertidos.</text:p>
      <text:p text:style-name="P15"/>
      <text:p text:style-name="P15"><text:span text:style-name="T12">Resultados:</text:span> </text:p>
      <text:p text:style-name="P15">O resultado foi positivo, o software conseguiu compilar tudo certinho, foi <text:span text:style-name="T1">possível</text:span> fazer os <text:span text:style-name="T1">cálculos</text:span> e printar tudo bonitinho, <text:span text:style-name="T1">consegui assim atingir o principal objetivo que no caso era fazer os conversores e a calculadora</text:span>.</text:p>
      <text:p text:style-name="P15"/>
      <text:p text:style-name="P15"><text:span text:style-name="T12">Conclusão:</text:span> </text:p>
      <text:p text:style-name="P15">Acredito que o objetivo do projeto foi <text:span text:style-name="T1">concluído</text:span> com êxito, consegui apresentar Python de uma forma simples e deixei links para os que cria<text:span text:style-name="T1">ram</text:span> um interesse maior <text:span text:style-name="T1">possam dar continuidade ao estudo</text:span>. Os softwares foram terminados em um tempo bom, e foram bem explicados.</text:p>
      <text:p text:style-name="P15"/>
      <text:p text:style-name="P14">Bibliografia:</text:p>
      <text:p text:style-name="P15">Como fontes usei somente os links de <text:span text:style-name="T2">cálculos</text:span> para o auxilio na execução do tal.</text:p>
      <text:p text:style-name="P15">Mas como extra deixei dois links para auxilio, um sobre Python e outro sobre GitHub;</text:p>
      <text:p text:style-name="P15"><text:tab/><text:span text:style-name="T2">Links para cálculos</text:span></text:p>
      <text:p text:style-name="P19"><text:span text:style-name="T5"><text:tab/></text:span><text:a xlink:type="simple" xlink:href="https://www.minhavida.com.br/alimentacao/tudo-sobre/32159-imc" text:style-name="Internet_20_link" text:visited-style-name="Visited_20_Internet_20_Link"><text:span text:style-name="T5">https://www.minhavida.com.br/alimentacao/tudo-sobre/32159-imc</text:span></text:a></text:p>
      <text:p text:style-name="P19"><text:span text:style-name="T5"><text:tab/></text:span><text:a xlink:type="simple" xlink:href="https://www.metric-conversions.org/pt-br/comprimento/centimetros-em-metros.htm" text:style-name="Internet_20_link" text:visited-style-name="Visited_20_Internet_20_Link"><text:span text:style-name="T8">https://www.metric-conversions.org/pt-br/comprimento/centimetros-em-metros.htm</text:span></text:a></text:p>
      <text:p text:style-name="P19"><text:span text:style-name="T5"><text:tab/></text:span><text:a xlink:type="simple" xlink:href="https://www.infoescola.com/fisica/conversao-de-escalas-termometricas/" text:style-name="Internet_20_link" text:visited-style-name="Visited_20_Internet_20_Link"><text:span text:style-name="T5">https://www.infoescola.com/fisica/conversao-de-escalas-termometricas/</text:span></text:a></text:p>
      <text:p text:style-name="P15"><text:tab/><text:span text:style-name="T2">Links para vídeos</text:span></text:p>
      <text:p text:style-name="P19"><text:span text:style-name="T9"><text:tab/></text:span><text:a xlink:type="simple" xlink:href="https://www.youtube.com/watchv=xEKo29OWILE&amp;list=PLHz_AreHm4dm7ZULPAmadvNhH6vk9oNZA" text:style-name="Internet_20_link" text:visited-style-name="Visited_20_Internet_20_Link"><text:span text:style-name="T9">https://www.youtube.com/watchv=xEKo29OWILE&amp;list=PLHz_AreHm4dm7ZULPAmadvNhH6vk9oNZA</text:span></text:a></text:p>
      <text:p text:style-name="P8"><text:span text:style-name="T3"><text:s text:c="6"/></text:span><text:a xlink:type="simple" xlink:href="https://www.youtube.com/playlist?list=PLHz_AreHm4dlKP6QQCekuIPky1CiwmdI6" text:style-name="Internet_20_link" text:visited-style-name="Visited_20_Internet_20_Link"><text:span text:style-name="T3">https://www.youtube.com/playlist?list=PLHz_AreHm4dlKP6QQCekuIPky1CiwmdI6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8:15:15.553193420</meta:creation-date>
    <dc:date>2020-10-17T19:18:17.757412884</dc:date>
    <meta:editing-duration>PT9M4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49" meta:word-count="386" meta:character-count="3098" meta:non-whitespace-character-count="2734"/>
  </office:meta>
</office:document-meta>
</file>